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plan maken,</text:p>
      <text:p text:style-name="Standard"/>
      <text:p text:style-name="Standard">wie zijn er bij de tests</text:p>
      <text:p text:style-name="Standard">wat wordt er getest</text:p>
      <text:p text:style-name="Standard">wat is er nodig voor testen.</text:p>
      <text:p text:style-name="Standard">Wanneer wordt er ge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 e</meta:initial-creator>
    <meta:creation-date>2016-05-18T11:33:07.70</meta:creation-date>
    <meta:document-statistic meta:table-count="0" meta:image-count="0" meta:object-count="0" meta:page-count="1" meta:paragraph-count="5" meta:word-count="22" meta:character-count="110"/>
    <dc:date>2016-05-18T11:33:46.64</dc:date>
    <dc:creator>y e</dc:creator>
    <meta:editing-duration>PT39S</meta:editing-duration>
    <meta:editing-cycles>1</meta:editing-cycles>
    <meta:generator>OpenOffice/4.1.1$Win32 OpenOffice.org_project/411m6$Build-9775</meta:generator>
  </office:meta>
</office:document-meta>
</file>